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Light" svg:font-family="'Lato Light'"/>
    <style:font-face style:name="Lohit Devanagari1" svg:font-family="'Lohit Devanagari'"/>
    <style:font-face style:name="Liberation Serif" svg:font-family="'Liberation Serif'" style:font-family-generic="roman"/>
    <style:font-face style:name="Lato" svg:font-family="Lato" style:font-pitch="variable"/>
    <style:font-face style:name="Lato Light1" svg:font-family="'Lato Light'" style:font-adornments="Light Italic"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Palatino Linotype1" fo:font-size="12pt" officeooo:paragraph-rsid="001aa5d1" style:font-size-asian="12pt" style:font-size-complex="12pt"/>
    </style:style>
    <style:style style:name="P2" style:family="paragraph" style:parent-style-name="Standard">
      <style:paragraph-properties fo:margin-top="0.0398in" fo:margin-bottom="0.0398in" loext:contextual-spacing="false" fo:line-height="115%"/>
      <style:text-properties style:font-name="Palatino Linotype1" fo:font-size="12pt" officeooo:paragraph-rsid="001aa5d1" style:font-size-asian="12pt" style:font-size-complex="12pt"/>
    </style:style>
    <style:style style:name="P3" style:family="paragraph" style:parent-style-name="Horizontal_20_Line">
      <style:paragraph-properties fo:line-height="115%"/>
    </style:style>
    <style:style style:name="P4" style:family="paragraph" style:parent-style-name="Standard">
      <style:paragraph-properties fo:margin-top="0.0398in" fo:margin-bottom="0.0398in" loext:contextual-spacing="false"/>
      <style:text-properties style:font-name="Palatino Linotype1" fo:font-size="12pt" officeooo:paragraph-rsid="001aa5d1" style:font-size-asian="12pt" style:font-size-complex="12pt"/>
    </style:style>
    <style:style style:name="P5" style:family="paragraph" style:parent-style-name="Standard">
      <style:paragraph-properties fo:margin-left="0in" fo:margin-right="0in" fo:margin-top="0.0791in" fo:margin-bottom="0.0791in" loext:contextual-spacing="false" fo:line-height="115%" fo:text-indent="0in" style:auto-text-indent="false"/>
      <style:text-properties style:font-name="Palatino Linotype1" fo:font-size="12pt" officeooo:paragraph-rsid="001aa5d1" style:font-size-asian="12pt" style:font-size-complex="12pt"/>
    </style:style>
    <style:style style:name="P6" style:family="paragraph" style:parent-style-name="Standard">
      <style:paragraph-properties fo:margin-left="0in" fo:margin-right="0in" fo:margin-top="0.0791in" fo:margin-bottom="0.0791in" loext:contextual-spacing="false" fo:line-height="115%" fo:text-indent="0in" style:auto-text-indent="false"/>
      <style:text-properties style:font-name="Palatino Linotype1" fo:font-size="12pt" officeooo:paragraph-rsid="00234058" style:font-size-asian="12pt" style:font-size-complex="12pt"/>
    </style:style>
    <style:style style:name="P7" style:family="paragraph" style:parent-style-name="Heading_20_1">
      <style:text-properties style:font-name="Palatino Linotype1" fo:font-size="18pt" style:font-size-asian="18pt" style:font-size-complex="18pt"/>
    </style:style>
    <style:style style:name="T1" style:family="text">
      <style:text-properties officeooo:rsid="001c6764"/>
    </style:style>
    <style:style style:name="T2" style:family="text">
      <style:text-properties officeooo:rsid="001ef81e"/>
    </style:style>
    <style:style style:name="T3" style:family="text">
      <style:text-properties officeooo:rsid="002059b6"/>
    </style:style>
    <style:style style:name="T4" style:family="text">
      <style:text-properties officeooo:rsid="00214e7c"/>
    </style:style>
    <style:style style:name="T5" style:family="text">
      <style:text-properties officeooo:rsid="00234058"/>
    </style:style>
    <style:style style:name="T6" style:family="text">
      <style:text-properties officeooo:rsid="0023d5b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PPA Compliance Form</text:h>
      <text:p text:style-name="P1">Dear Parents of children under the age of 13,</text:p>
      <text:p text:style-name="P1">In order for <text:span text:style-name="T2">me (Song Kim)</text:span> to provide your <text:span text:style-name="T2">child</text:span> with the <text:span text:style-name="T2">tools and applications needed to learn computer programming</text:span>, <text:span text:style-name="T2">I and the online applications we will use</text:span> need to abide by federal regulations that require a parental signature as outlined below. </text:p>
      <text:p text:style-name="P1"><text:span text:style-name="T2">We will utilize</text:span> several computer software applications and web-based services, operated <text:span text:style-name="T2">both by me and</text:span> by third parties. <text:span text:style-name="T2">Depending on your child’s interests, t</text:span>hese <text:span text:style-name="T2">may </text:span>include <text:span text:style-name="T2">Scratch, Repl.it, Trinket.io, phpBB, and my personal website</text:span>. A complete list of the programs with the privacy policy <text:span text:style-name="T2">and terms of service</text:span> for each can be found on <text:span text:style-name="T2">my</text:span> website: <text:a xlink:type="simple" xlink:href="http://songeunkim.com/tgcc/privacy.php" text:style-name="Internet_20_link" text:visited-style-name="Visited_20_Internet_20_Link"><text:span text:style-name="T6">http://songeunkim.com/tgcc/privacy.php</text:span></text:a>.</text:p>
      <text:p text:style-name="P1">In order for our students to use these programs and services, certain personal identifying <text:span text:style-name="T1">information</text:span> -- generally the student’s <text:span text:style-name="T3">username</text:span> and email address -- must be provided to the web site operator. Under federal law entitled the Children’s Online Privacy Protection Act (COPPA), these websites must provide parental notification and obtain parental consent before collecting personal information from children under the age of 13. For more information on COPPA, please visit <text:a xlink:type="simple" xlink:href="https://www.ftc.gov/tips-advice/business-center/guidance/complying-coppa-frequently-asked-questions" text:style-name="Internet_20_link" text:visited-style-name="Visited_20_Internet_20_Link">https://www.ftc.gov/tips-advice/business-center/guidance/complying-coppa-frequently-asked-questions</text:a>.</text:p>
      <text:p text:style-name="P1">The law permits schools <text:span text:style-name="T3">and educators </text:span>to consent to the collection of personal information on behalf of all of <text:span text:style-name="T5">their</text:span> students, thereby eliminating the need for individual parental consent given directly to the web site operator.</text:p>
      <text:p text:style-name="P2">This form when completed below and on file will constitute consent for <text:span text:style-name="T3">the services listed to obtain your child’s</text:span> email address and username. </text:p>
      <text:p text:style-name="P3"/>
      <text:p text:style-name="P5">Student Name: _____________________________________________ </text:p>
      <text:p text:style-name="P6">Parent/Guardian Name (PLEASE PRINT): ____________________________________</text:p>
      <text:p text:style-name="P6">Parent/Guardian Signature: _________________________________________________ </text:p>
      <text:p text:style-name="P6">Date: 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Light" svg:font-family="'Lato Light'"/>
    <style:font-face style:name="Lohit Devanagari1" svg:font-family="'Lohit Devanagari'"/>
    <style:font-face style:name="Liberation Serif" svg:font-family="'Liberation Serif'" style:font-family-generic="roman"/>
    <style:font-face style:name="Lato" svg:font-family="Lato" style:font-pitch="variable"/>
    <style:font-face style:name="Lato Light1" svg:font-family="'Lato Light'" style:font-adornments="Light Italic"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ato Light"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ato Light"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Lato" fo:font-family="Lato"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alatino Linotype" fo:font-family="'Palatino Linotype'" style:font-style-name="Regular" style:font-family-generic="roman" style:font-pitch="variable"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ato Light1" fo:font-family="'Lato Light'" style:font-style-name="Light Italic" style:font-pitch="variable" fo:font-size="12pt" fo:font-style="italic" fo:font-weight="250"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12:11:36.074895969</meta:creation-date>
    <dc:title>Default Text Document</dc:title>
    <meta:editing-duration>PT6H17M51S</meta:editing-duration>
    <meta:editing-cycles>10</meta:editing-cycles>
    <meta:generator>LibreOffice/6.0.7.3$Linux_X86_64 LibreOffice_project/00m0$Build-3</meta:generator>
    <dc:date>2020-06-12T12:19:02.739001716</dc:date>
    <meta:document-statistic meta:table-count="0" meta:image-count="0" meta:object-count="0" meta:page-count="1" meta:paragraph-count="11" meta:word-count="255" meta:character-count="1898" meta:non-whitespace-character-count="1650"/>
    <meta:template xlink:type="simple" xlink:actuate="onRequest" xlink:title="Default Text Document" xlink:href="../../Templates/Default%20Text%20Document1.ott" meta:date="2020-06-07T12:11:35.180554599"/>
  </office:meta>
</office:document-meta>
</file>